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gnm="http://www.gnumeric.org/odf-extension/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34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6638in"/>
    </style:style>
    <style:style style:name="co6" style:family="table-column">
      <style:table-column-properties fo:break-before="auto" style:column-width="1.4063in"/>
    </style:style>
    <style:style style:name="co7" style:family="table-column">
      <style:table-column-properties fo:break-before="auto" style:column-width="2.961in"/>
    </style:style>
    <style:style style:name="co8" style:family="table-column">
      <style:table-column-properties fo:break-before="auto" style:column-width="1.2366in"/>
    </style:style>
    <style:style style:name="co9" style:family="table-column">
      <style:table-column-properties fo:break-before="auto" style:column-width="1.2465in"/>
    </style:style>
    <style:style style:name="co10" style:family="table-column">
      <style:table-column-properties fo:break-before="auto" style:column-width="1.2181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2937in"/>
    </style:style>
    <style:style style:name="co14" style:family="table-column">
      <style:table-column-properties fo:break-before="auto" style:column-width="1.0984in"/>
    </style:style>
    <style:style style:name="co15" style:family="table-column">
      <style:table-column-properties fo:break-before="auto" style:column-width="1.9291in"/>
    </style:style>
    <style:style style:name="co16" style:family="table-column">
      <style:table-column-properties fo:break-before="auto" style:column-width="3.0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0" style:family="table-cell" style:parent-style-name="Default" style:data-style-name="N37"/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22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37"/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aa61a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/>
    </style:style>
    <style:style style:name="ce46" style:family="table-cell" style:parent-style-name="Default" style:data-style-name="N122"/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text-outline="false" style:text-line-through-style="none" style:text-line-through-type="none" style:font-name="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10/18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10/31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11/02/21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11/06/21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13" calcext:value-type="date">
            <text:p>11/13/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21" calcext:value-type="date">
            <text:p>11/21/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30" calcext:value-type="date">
            <text:p>11/30/21</text:p>
          </table:table-cell>
          <table:table-cell office:value-type="string" calcext:value-type="string">
            <text:p>BTP Game Licens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12" calcext:value-type="date">
            <text:p>04/12/21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Game scro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3-01" calcext:value-type="date">
            <text:p>03/01/22</text:p>
          </table:table-cell>
          <table:table-cell/>
        </table:table-row>
      </table:table>
      <table:table table:name="2020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4"/>
        <table:table-column table:style-name="co1" table:number-columns-repeated="1022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3">Kivy-iOS – Python 3.8 + Pillow - </text:span><text:span text:style-name="T3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1/09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01/16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01/18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01/19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01/22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01/23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01/29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02/28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03/1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04/2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04/28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04/29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5/03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06/20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06/27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06/29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7/02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7/03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7/04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7/09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07/10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07/17/21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07/18/21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07/27/21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08/09/21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08/21/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08/29/21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3">
          <table:table-cell table:style-name="ce26" table:formula="of:=SUM([.A2:.A77])" office:value-type="float" office:value="158" calcext:value-type="float">
            <text:p>158</text:p>
          </table:table-cell>
          <table:table-cell table:style-name="ce26"/>
          <table:table-cell table:style-name="ce26" office:value-type="string" calcext:value-type="string">
            <text:p>Total</text:p>
          </table:table-cell>
          <table:table-cell table:style-name="ce26" table:number-columns-repeated="1021"/>
        </table:table-row>
        <table:table-row table:style-name="ro1">
          <table:table-cell table:style-name="ce27" table:number-columns-repeated="1024"/>
        </table:table-row>
        <table:table-row table:style-name="ro1">
          <table:table-cell/>
          <table:table-cell table:style-name="Default" office:value-type="string" calcext:value-type="string">
            <text:p>Paid: 16/09/2021 <text:s/>Payment Received (SWIFT) Invoice Number 10 – R 67 797.93 <text:s text:c="2"/></text:p>
          </table:table-cell>
          <table:table-cell table:number-columns-repeated="1022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8" table:formula="of:=SUM([.A2:.A71])" office:value-type="float" office:value="138" calcext:value-type="float">
            <text:p>138</text:p>
          </table:table-cell>
          <table:table-cell table:style-name="ce2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4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4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04/22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04/26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04/28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5/01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6/05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6/09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06/11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06/22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06/23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06/24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06/29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07/2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07/28/18</text:p>
          </table:table-cell>
          <table:table-cell table:style-name="ce24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07/29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8/02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8/03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8/04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8/05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8/09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08/10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08/11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08/13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08/14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08/17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08/20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08/25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08/26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08/31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9/06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9/07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9/08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09/12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09/14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09/15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0" table:formula="of:=SUM([.A2:.A41])" office:value-type="float" office:value="48" calcext:value-type="float">
            <text:p>48</text:p>
          </table:table-cell>
          <table:table-cell table:style-name="ce30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46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47"/>
        <table:table-column table:style-name="co1" table:number-columns-repeated="102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48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9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47"/>
        <table:table-column table:style-name="co1" table:default-cell-style-name="ce48"/>
        <table:table-column table:style-name="co1" table:number-columns-repeated="62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5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47"/>
        <table:table-column table:style-name="co1" table:number-columns-repeated="6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5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48"/>
          <table:table-cell table:number-columns-repeated="62"/>
        </table:table-row>
        <table:table-row table:style-name="ro1">
          <table:table-cell/>
          <table:table-cell table:style-name="ce48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47"/>
        <table:table-column table:style-name="co1" table:default-cell-style-name="ce47"/>
        <table:table-column table:style-name="co12" table:default-cell-style-name="ce47"/>
        <table:table-column table:style-name="co1" table:number-columns-repeated="1021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5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8" office:value-type="string" calcext:value-type="string">
            <text:p>20/12/2016</text:p>
          </table:table-cell>
          <table:table-cell table:style-name="ce5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office:value-type="string" calcext:value-type="string">
            <text:p>21/12/2016</text:p>
          </table:table-cell>
          <table:table-cell table:style-name="ce5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47"/>
        <table:table-column table:style-name="co1" table:number-columns-repeated="102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1" table:number-columns-repeated="1021" table:default-cell-style-name="ce47"/>
        <table:table-row table:style-name="ro1">
          <table:table-cell table:style-name="ce53" office:value-type="string" calcext:value-type="string">
            <text:p>Time (in hours)</text:p>
          </table:table-cell>
          <table:table-cell table:style-name="ce53" office:value-type="string" calcext:value-type="string">
            <text:p>Date</text:p>
          </table:table-cell>
          <table:table-cell table:style-name="ce53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6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55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7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47" table:number-columns-repeated="3"/>
          <table:table-cell table:number-columns-repeated="1021"/>
        </table:table-row>
        <table:table-row table:style-name="ro1">
          <table:table-cell table:style-name="ce4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4921in"/>
      <style:text-properties style:font-name="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24">
      <number:year/>
      <number:text>/</number:text>
      <number:month number:style="long"/>
      <number:text>/</number:text>
      <number:day number:style="long"/>
    </number:date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3" style:display-name="2017 p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2_20__28_paid_29_" style:display-name="2017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_28_paid_29_" style:display-name="2017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6_20__28_paid_29_" style:display-name="2016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p2_20__28_paid_29_" style:display-name="2015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_28_paid_29_" style:display-name="2015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3T22:27:29.854668280</dc:date>
    <meta:creation-date>2014-12-14T08:12:00Z</meta:creation-date>
    <meta:editing-cycles>620</meta:editing-cycles>
    <meta:editing-duration>P1DT21M38S</meta:editing-duration>
    <meta:generator>LibreOffice/7.2.4.1$Linux_X86_64 LibreOffice_project/27d75539669ac387bb498e35313b970b7fe9c4f9</meta:generator>
    <meta:document-statistic meta:table-count="11" meta:cell-count="1853" meta:object-count="0"/>
  </office:meta>
</office:document-meta>
</file>